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cc8" officeooo:paragraph-rsid="000c5cc8"/>
    </style:style>
    <style:style style:name="P2" style:family="paragraph" style:parent-style-name="Standard">
      <style:text-properties fo:font-weight="bold" officeooo:rsid="000c5cc8" officeooo:paragraph-rsid="000c5cc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5cc8" officeooo:paragraph-rsid="000c5cc8"/>
    </style:style>
    <style:style style:name="P4" style:family="paragraph" style:parent-style-name="Standard">
      <style:text-properties officeooo:rsid="000cf9ec" officeooo:paragraph-rsid="000cf9e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8" style:family="paragraph" style:parent-style-name="Standard">
      <style:text-properties fo:color="#000000" style:font-name="Monospace" fo:font-size="10pt" officeooo:rsid="000c5cc8" officeooo:paragraph-rsid="000c5cc8" style:font-size-asian="10pt"/>
    </style:style>
    <style:style style:name="P9" style:family="paragraph" style:parent-style-name="Standard">
      <style:text-properties fo:color="#000000" style:font-name="Monospace" fo:font-size="10pt" officeooo:rsid="000cf9ec" officeooo:paragraph-rsid="000cf9ec" style:font-size-asian="10pt"/>
    </style:style>
    <style:style style:name="P10" style:family="paragraph" style:parent-style-name="Standard">
      <style:text-properties fo:font-weight="bold" officeooo:rsid="000eefb3" officeooo:paragraph-rsid="000eefb3" style:font-weight-asian="bold" style:font-weight-complex="bold"/>
    </style:style>
    <style:style style:name="P11" style:family="paragraph" style:parent-style-name="Standard">
      <style:text-properties fo:font-weight="normal" officeooo:rsid="000eefb3" officeooo:paragraph-rsid="000eefb3" style:font-weight-asian="normal" style:font-weight-complex="normal"/>
    </style:style>
    <style:style style:name="P12" style:family="paragraph" style:parent-style-name="Text_20_body" style:list-style-name="L1"/>
    <style:style style:name="P13" style:family="paragraph" style:parent-style-name="Text_20_body">
      <style:text-properties fo:font-weight="normal" officeooo:rsid="000eefb3" officeooo:paragraph-rsid="000eefb3" style:font-weight-asian="normal" style:font-weight-complex="normal"/>
    </style:style>
    <style:style style:name="P14" style:family="paragraph" style:parent-style-name="Text_20_body" style:list-style-name="L2"/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59900" style:font-name="Monospace" fo:font-size="10pt" style:font-size-asian="10pt"/>
    </style:style>
    <style:style style:name="T5" style:family="text">
      <style:text-properties fo:color="#2aa198" style:font-name="Monospace" fo:font-size="10pt" style:font-size-asian="10pt"/>
    </style:style>
    <style:style style:name="T6" style:family="text">
      <style:text-properties fo:color="#268bd2" style:font-name="Monospace" fo:font-size="10pt" style:font-size-asian="10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NFAD -PROGRAM 9</text:p>
      <text:p text:style-name="P1"/>
      <text:p text:style-name="P1">Dependencies added are : <text:s/>spring data JPA , MySql Driver</text:p>
      <text:p text:style-name="P1"/>
      <text:p text:style-name="P2">STUDENT . JAVA </text:p>
      <text:p text:style-name="P1"/>
      <text:p text:style-name="P1">import jakarta.persistence.Entity;</text:p>
      <text:p text:style-name="P1">import jakarta.persistence.GeneratedValue;</text:p>
      <text:p text:style-name="P1">import jakarta.persistence.GenerationType;</text:p>
      <text:p text:style-name="P1">import jakarta.persistence.Id;</text:p>
      <text:p text:style-name="P1">import jakarta.persistence.Table;</text:p>
      <text:p text:style-name="P1">import jakarta.persistence.Version;</text:p>
      <text:p text:style-name="P1"/>
      <text:p text:style-name="P1">//creation of the persistence class</text:p>
      <text:p text:style-name="P1">@Entity</text:p>
      <text:p text:style-name="P1">@Table(name ="student")</text:p>
      <text:p text:style-name="P1"/>
      <text:p text:style-name="P1">public class Student {</text:p>
      <text:p text:style-name="P1"><text:tab/>@Id</text:p>
      <text:p text:style-name="P1"><text:tab/>@GeneratedValue(strategy = GenerationType.IDENTITY)</text:p>
      <text:p text:style-name="P1"><text:tab/>private Integer id;</text:p>
      <text:p text:style-name="P1"/>
      <text:p text:style-name="P1"><text:tab/></text:p>
      <text:p text:style-name="P1"><text:tab/></text:p>
      <text:p text:style-name="P1"><text:tab/>private String usn,name,address;</text:p>
      <text:p text:style-name="P1"><text:tab/>@Version</text:p>
      <text:p text:style-name="P1"><text:tab/>private int version;</text:p>
      <text:p text:style-name="P1"/>
      <text:p text:style-name="P1"><text:tab/>public int getId() {</text:p>
      <text:p text:style-name="P1"><text:tab/><text:tab/>return id;</text:p>
      <text:p text:style-name="P1"><text:tab/>}</text:p>
      <text:p text:style-name="P1"/>
      <text:p text:style-name="P1"><text:tab/>public void setId(int id) {</text:p>
      <text:p text:style-name="P1"><text:tab/><text:tab/>this.id = id;</text:p>
      <text:p text:style-name="P1"><text:tab/>}</text:p>
      <text:p text:style-name="P1"/>
      <text:p text:style-name="P1"><text:tab/>public String getUsn() {</text:p>
      <text:p text:style-name="P1"><text:tab/><text:tab/>return usn;</text:p>
      <text:p text:style-name="P1"><text:tab/>}</text:p>
      <text:p text:style-name="P1"/>
      <text:p text:style-name="P1"><text:tab/>public void setUsn(String usn) {</text:p>
      <text:p text:style-name="P1"><text:tab/><text:tab/>this.usn = usn;</text:p>
      <text:p text:style-name="P1"><text:tab/>}</text:p>
      <text:p text:style-name="P1"/>
      <text:p text:style-name="P1"><text:tab/>public String getName() {</text:p>
      <text:p text:style-name="P1"><text:tab/><text:tab/>return name;</text:p>
      <text:p text:style-name="P1"><text:tab/>}</text:p>
      <text:p text:style-name="P1"/>
      <text:p text:style-name="P1"><text:tab/>public void setName(String name) {</text:p>
      <text:p text:style-name="P1"><text:tab/><text:tab/>this.name = name;</text:p>
      <text:p text:style-name="P1"><text:tab/>}</text:p>
      <text:p text:style-name="P1"/>
      <text:p text:style-name="P1"><text:soft-page-break/><text:tab/>public String getAddress() {</text:p>
      <text:p text:style-name="P1"><text:tab/><text:tab/>return address;</text:p>
      <text:p text:style-name="P1"><text:tab/>}</text:p>
      <text:p text:style-name="P1"/>
      <text:p text:style-name="P1"><text:tab/>public void setAddress(String address) {</text:p>
      <text:p text:style-name="P1"><text:tab/><text:tab/>this.address = address;</text:p>
      <text:p text:style-name="P1"><text:tab/>}</text:p>
      <text:p text:style-name="P1"/>
      <text:p text:style-name="P1"><text:tab/>@Override</text:p>
      <text:p text:style-name="P1"><text:tab/>public String toString() {</text:p>
      <text:p text:style-name="P1"><text:tab/><text:tab/>return "Student [id=" + id + ", usn=" + usn + ", name=" + name + ", address=" + address + "]";</text:p>
      <text:p text:style-name="P1"><text:tab/>}</text:p>
      <text:p text:style-name="P1">}</text:p>
      <text:p text:style-name="P1"/>
      <text:p text:style-name="P1"/>
      <text:p text:style-name="P1"><text:span text:style-name="T3">STUDENT REPOSITORY</text:span> – new- interface – name of the interface -click on add – jparepository – change to Student , Integer – Finish</text:p>
      <text:p text:style-name="P1"/>
      <text:p text:style-name="P1"><text:span text:style-name="T1">package</text:span><text:span text:style-name="T2"> com.example.prg9;</text:span></text:p>
      <text:p text:style-name="P6"/>
      <text:p text:style-name="P5"><text:span text:style-name="T1">import</text:span><text:span text:style-name="T2"> org.springframework.data.jpa.repository.JpaRepository;</text:span></text:p>
      <text:p text:style-name="P6"/>
      <text:p text:style-name="P5"><text:span text:style-name="T1">public</text:span><text:span text:style-name="T2"> </text:span><text:span text:style-name="T1">interface</text:span><text:span text:style-name="T2"> StudentRepository </text:span><text:span text:style-name="T1">extends</text:span><text:span text:style-name="T2"> JpaRepository&lt;Student, Integer&gt; {</text:span></text:p>
      <text:p text:style-name="P7"><text:tab/></text:p>
      <text:p text:style-name="P7">}</text:p>
      <text:p text:style-name="P1"/>
      <text:p text:style-name="P1"/>
      <text:p text:style-name="P1">STUDENTSERVICE</text:p>
      <text:p text:style-name="P1"/>
      <text:p text:style-name="P1">import java.util.List;</text:p>
      <text:p text:style-name="P1">import java.util.Optional;</text:p>
      <text:p text:style-name="P1"/>
      <text:p text:style-name="P1">import org.springframework.beans.factory.annotation.Autowired;</text:p>
      <text:p text:style-name="P1">import org.springframework.stereotype.Service;</text:p>
      <text:p text:style-name="P1"/>
      <text:p text:style-name="P1">@Service</text:p>
      <text:p text:style-name="P1">public class StudentService {</text:p>
      <text:p text:style-name="P1"/>
      <text:p text:style-name="P1"><text:tab/>@Autowired</text:p>
      <text:p text:style-name="P1"><text:tab/> StudentRepository sr;</text:p>
      <text:p text:style-name="P1"><text:tab/></text:p>
      <text:p text:style-name="P1"><text:tab/>public List&lt;Student&gt; display() {</text:p>
      <text:p text:style-name="P1"><text:tab/><text:tab/>List&lt;Student&gt; slist = sr.findAll();</text:p>
      <text:p text:style-name="P1"><text:tab/><text:tab/><text:tab/><text:tab/>return slist;</text:p>
      <text:p text:style-name="P1"><text:tab/>}</text:p>
      <text:p text:style-name="P1"><text:tab/></text:p>
      <text:p text:style-name="P1"><text:tab/>public String insert(String usn, String name, String address) {</text:p>
      <text:p text:style-name="P1"><text:tab/> <text:s text:c="3"/>Student s = new Student();</text:p>
      <text:p text:style-name="P1"><text:tab/> <text:s text:c="3"/>s.setUsn(usn);</text:p>
      <text:p text:style-name="P1"><text:tab/> <text:s text:c="3"/>s.setName(name);</text:p>
      <text:p text:style-name="P1"><text:tab/> <text:s text:c="3"/>s.setAddress(address);</text:p>
      <text:p text:style-name="P1"><text:tab/> <text:s text:c="3"/>sr.save(s);</text:p>
      <text:p text:style-name="P1"><text:soft-page-break/><text:tab/> <text:s text:c="3"/>return "Student inserted successfully";</text:p>
      <text:p text:style-name="P1"><text:tab/>}</text:p>
      <text:p text:style-name="P1"/>
      <text:p text:style-name="P1"><text:tab/></text:p>
      <text:p text:style-name="P1"><text:tab/>public String delete(String usn) {</text:p>
      <text:p text:style-name="P1"><text:tab/> <text:s text:c="3"/>List&lt;Student&gt; slist = sr.findAll();</text:p>
      <text:p text:style-name="P1"><text:tab/> <text:s text:c="3"/>for(Student s :slist) {</text:p>
      <text:p text:style-name="P1"><text:tab/> <text:s text:c="3"/><text:tab/>if(s.getUsn().equalsIgnoreCase(usn)) {</text:p>
      <text:p text:style-name="P1"><text:tab/> <text:s text:c="3"/><text:tab/><text:tab/>sr.delete(s);</text:p>
      <text:p text:style-name="P1"><text:tab/> <text:s text:c="3"/><text:tab/><text:tab/>return "student record was deleted";</text:p>
      <text:p text:style-name="P1"><text:tab/> <text:s text:c="3"/><text:tab/>} else {</text:p>
      <text:p text:style-name="P1"><text:tab/> <text:s text:c="3"/><text:tab/><text:tab/>return "student not found";</text:p>
      <text:p text:style-name="P1"><text:tab/> <text:s text:c="3"/><text:tab/>}</text:p>
      <text:p text:style-name="P1"><text:tab/> <text:s text:c="3"/>}</text:p>
      <text:p text:style-name="P1"><text:tab/> <text:s text:c="3"/>return "";</text:p>
      <text:p text:style-name="P1"><text:tab/>}</text:p>
      <text:p text:style-name="P1"/>
      <text:p text:style-name="P1">}</text:p>
      <text:p text:style-name="P1"/>
      <text:p text:style-name="P1"/>
      <text:p text:style-name="P1">MAIN APPLICATION</text:p>
      <text:p text:style-name="P1"/>
      <text:p text:style-name="P1">import java.util.List;</text:p>
      <text:p text:style-name="P1">import java.util.Scanner;</text:p>
      <text:p text:style-name="P1"/>
      <text:p text:style-name="P1">import org.springframework.boot.SpringApplication;</text:p>
      <text:p text:style-name="P1">import org.springframework.boot.autoconfigure.SpringBootApplication;</text:p>
      <text:p text:style-name="P1">import org.springframework.context.ConfigurableApplicationContext;</text:p>
      <text:p text:style-name="P1"/>
      <text:p text:style-name="P1">@SpringBootApplication</text:p>
      <text:p text:style-name="P1">public class Prg9Application {</text:p>
      <text:p text:style-name="P1"/>
      <text:p text:style-name="P1"/>
      <text:p text:style-name="P1"><text:tab/><text:tab/> public static void main(String[] args) {</text:p>
      <text:p text:style-name="P1"><text:tab/><text:tab/> <text:s text:c="7"/>ConfigurableApplicationContext ac = SpringApplication.run(Prg9Application.class, args);</text:p>
      <text:p text:style-name="P1"><text:tab/><text:tab/> <text:s text:c="7"/>StudentService ss= ac.getBean(StudentService.class);</text:p>
      <text:p text:style-name="P1"/>
      <text:p text:style-name="P1"><text:tab/><text:tab/> <text:s text:c="7"/>Scanner scanner = new Scanner(System.in);</text:p>
      <text:p text:style-name="P1"/>
      <text:p text:style-name="P1"><text:tab/><text:tab/> <text:s text:c="7"/>while (true) {</text:p>
      <text:p text:style-name="P1"><text:tab/><text:tab/> <text:s text:c="11"/>System.out.println("\n===== Student Management System =====");</text:p>
      <text:p text:style-name="P1"><text:tab/><text:tab/> <text:s text:c="11"/>System.out.println("1. Add Student");</text:p>
      <text:p text:style-name="P1"><text:tab/><text:tab/> <text:s text:c="11"/>System.out.println("2. View All Students");</text:p>
      <text:p text:style-name="P1"><text:tab/><text:tab/> <text:s text:c="11"/>System.out.println("3. Delete Student");</text:p>
      <text:p text:style-name="P1"><text:tab/><text:tab/> <text:s text:c="11"/>System.out.println("4. Exit");</text:p>
      <text:p text:style-name="P1"><text:tab/><text:tab/> <text:s text:c="11"/>System.out.print("Enter your choice: ");</text:p>
      <text:p text:style-name="P1"><text:tab/><text:tab/> <text:s text:c="11"/></text:p>
      <text:p text:style-name="P1"><text:tab/><text:tab/> <text:s text:c="11"/>int choice = scanner.nextInt();</text:p>
      <text:p text:style-name="P1"><text:tab/><text:tab/> <text:s text:c="11"/>scanner.nextLine(); // Consume newline</text:p>
      <text:p text:style-name="P1"/>
      <text:p text:style-name="P1"><text:tab/><text:tab/> <text:s text:c="11"/>switch (choice) {</text:p>
      <text:p text:style-name="P1"><text:soft-page-break/><text:tab/><text:tab/> <text:s text:c="11"/>case 1:</text:p>
      <text:p text:style-name="P1"><text:tab/><text:tab/> <text:s text:c="11"/><text:tab/>System.out.print("Enter Student USN: ");</text:p>
      <text:p text:style-name="P1"><text:tab/><text:tab/> <text:s text:c="11"/><text:tab/>String usn = scanner.nextLine();</text:p>
      <text:p text:style-name="P1"/>
      <text:p text:style-name="P1"><text:tab/><text:tab/> <text:s text:c="11"/><text:tab/>System.out.print("Enter Student Name: ");</text:p>
      <text:p text:style-name="P1"><text:tab/><text:tab/> <text:s text:c="11"/><text:tab/>String name = scanner.nextLine();</text:p>
      <text:p text:style-name="P1"/>
      <text:p text:style-name="P1"><text:tab/><text:tab/> <text:s text:c="11"/><text:tab/>System.out.print("Enter Student Address: ");</text:p>
      <text:p text:style-name="P1"><text:tab/><text:tab/> <text:s text:c="11"/><text:tab/>String address = scanner.nextLine();</text:p>
      <text:p text:style-name="P1"/>
      <text:p text:style-name="P1"><text:tab/><text:tab/> <text:s text:c="11"/><text:tab/>ss.insert(usn, name, address);</text:p>
      <text:p text:style-name="P1"/>
      <text:p text:style-name="P1"/>
      <text:p text:style-name="P1"><text:tab/><text:tab/> <text:s text:c="15"/>case 2:</text:p>
      <text:p text:style-name="P1"><text:tab/><text:tab/> <text:s text:c="19"/>System.out.println("\n===== Student List =====");</text:p>
      <text:p text:style-name="P1"><text:tab/><text:tab/> <text:s text:c="19"/>List&lt;Student&gt; students = ss.display();</text:p>
      <text:p text:style-name="P1"><text:tab/><text:tab/> <text:s text:c="19"/>if (students.isEmpty()) {</text:p>
      <text:p text:style-name="P1"><text:tab/><text:tab/> <text:s text:c="23"/>System.out.println("No students found.");</text:p>
      <text:p text:style-name="P1"><text:tab/><text:tab/> <text:s text:c="19"/>} else {</text:p>
      <text:p text:style-name="P1"><text:tab/><text:tab/> <text:s text:c="23"/>for (Student student : students) {</text:p>
      <text:p text:style-name="P1"><text:tab/><text:tab/> <text:s text:c="27"/>System.out.println(student);</text:p>
      <text:p text:style-name="P1"><text:tab/><text:tab/> <text:s text:c="23"/>}</text:p>
      <text:p text:style-name="P1"><text:tab/><text:tab/> <text:s text:c="19"/>}</text:p>
      <text:p text:style-name="P1"><text:tab/><text:tab/> <text:s text:c="19"/>break;</text:p>
      <text:p text:style-name="P1"/>
      <text:p text:style-name="P1"><text:tab/><text:tab/> <text:s text:c="15"/>case 3:</text:p>
      <text:p text:style-name="P1"><text:tab/><text:tab/> <text:s text:c="19"/>System.out.print("Enter the Student USN to delete: ");</text:p>
      <text:p text:style-name="P1"><text:tab/><text:tab/> <text:s text:c="19"/>String usnToDelete = scanner.nextLine();</text:p>
      <text:p text:style-name="P1"><text:tab/><text:tab/> <text:s text:c="19"/>String result = ss.delete(usnToDelete);</text:p>
      <text:p text:style-name="P1"><text:tab/><text:tab/> <text:s text:c="19"/>System.out.println("🔹 " + result);</text:p>
      <text:p text:style-name="P1"><text:tab/><text:tab/> <text:s text:c="19"/>break;</text:p>
      <text:p text:style-name="P1"/>
      <text:p text:style-name="P1"><text:tab/><text:tab/> <text:s text:c="15"/>case 4:</text:p>
      <text:p text:style-name="P1"><text:tab/><text:tab/> <text:s text:c="19"/>System.out.println("Exiting the program.");</text:p>
      <text:p text:style-name="P1"><text:tab/><text:tab/> <text:s text:c="19"/>scanner.close();</text:p>
      <text:p text:style-name="P1"><text:tab/><text:tab/> <text:s text:c="19"/>ac.close();</text:p>
      <text:p text:style-name="P1"><text:tab/><text:tab/> <text:s text:c="19"/>System.exit(0);</text:p>
      <text:p text:style-name="P1"><text:tab/><text:tab/> <text:s text:c="19"/>break;</text:p>
      <text:p text:style-name="P1"/>
      <text:p text:style-name="P1"><text:tab/><text:tab/> <text:s text:c="15"/>default:</text:p>
      <text:p text:style-name="P1"><text:tab/><text:tab/> <text:s text:c="19"/>System.out.println("Invalid choice! Please enter a number between 1 and 4.");</text:p>
      <text:p text:style-name="P1"><text:tab/><text:tab/> <text:s text:c="11"/>}</text:p>
      <text:p text:style-name="P1"><text:tab/><text:tab/> <text:s text:c="7"/>}</text:p>
      <text:p text:style-name="P1"><text:tab/><text:tab/> <text:s text:c="3"/>}</text:p>
      <text:p text:style-name="P1"><text:tab/><text:tab/>}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soft-page-break/>DOCKER FILE</text:p>
      <text:p text:style-name="P1"/>
      <text:p text:style-name="P1"><text:span text:style-name="T4">FROM</text:span><text:span text:style-name="T2"> openjdk:17-jdk-slim</text:span></text:p>
      <text:p text:style-name="P5"><text:span text:style-name="T4">ARG</text:span><text:span text:style-name="T2"> JAR_FILE=target/*.jar</text:span></text:p>
      <text:p text:style-name="P5"><text:span text:style-name="T4">COPY</text:span><text:span text:style-name="T2"> ${JAR_FILE} app.jar</text:span></text:p>
      <text:p text:style-name="P5"><text:span text:style-name="T4">ENTRYPOINT</text:span><text:span text:style-name="T2"> [</text:span><text:span text:style-name="T5">"java"</text:span><text:span text:style-name="T2">, </text:span><text:span text:style-name="T5">"-jar"</text:span><text:span text:style-name="T2">, </text:span><text:span text:style-name="T5">"/app.jar"</text:span><text:span text:style-name="T2">]</text:span></text:p>
      <text:p text:style-name="P1"/>
      <text:p text:style-name="P1"/>
      <text:p text:style-name="P1">DOCKER-COMPOSE.YML</text:p>
      <text:p text:style-name="P1"/>
      <text:p text:style-name="P1"><text:span text:style-name="T6">services</text:span><text:span text:style-name="T2">:</text:span></text:p>
      <text:p text:style-name="P5"><text:span text:style-name="T2"><text:s text:c="2"/></text:span><text:span text:style-name="T6">db</text:span><text:span text:style-name="T2">:</text:span></text:p>
      <text:p text:style-name="P5"><text:span text:style-name="T2"><text:s text:c="4"/></text:span><text:span text:style-name="T6">image</text:span><text:span text:style-name="T2">: </text:span><text:span text:style-name="T5">mysql:latest</text:span></text:p>
      <text:p text:style-name="P5"><text:span text:style-name="T2"><text:s text:c="4"/></text:span><text:span text:style-name="T6">environment</text:span><text:span text:style-name="T2">:</text:span></text:p>
      <text:p text:style-name="P5"><text:span text:style-name="T2"><text:s text:c="6"/></text:span><text:span text:style-name="T6">MYSQL_ROOT_PASSWORD</text:span><text:span text:style-name="T2">: </text:span><text:span text:style-name="T5">Shangi@123</text:span></text:p>
      <text:p text:style-name="P5"><text:span text:style-name="T2"><text:s text:c="6"/></text:span><text:span text:style-name="T6">MYSQL_DATABASE</text:span><text:span text:style-name="T2">: </text:span><text:span text:style-name="T5">Student</text:span></text:p>
      <text:p text:style-name="P5"><text:span text:style-name="T2"><text:s text:c="6"/></text:span><text:span text:style-name="T6">MYSQL_USER</text:span><text:span text:style-name="T2">: </text:span><text:span text:style-name="T5">root</text:span></text:p>
      <text:p text:style-name="P5"><text:span text:style-name="T2"><text:s text:c="6"/></text:span><text:span text:style-name="T6">MYSQL_PASSWORD</text:span><text:span text:style-name="T2">: </text:span><text:span text:style-name="T5">Shangi@123</text:span></text:p>
      <text:p text:style-name="P5"><text:span text:style-name="T2"><text:s text:c="4"/></text:span><text:span text:style-name="T6">networks</text:span><text:span text:style-name="T2">:</text:span></text:p>
      <text:p text:style-name="P5"><text:span text:style-name="T2"><text:s text:c="6"/>- </text:span><text:span text:style-name="T5">default</text:span></text:p>
      <text:p text:style-name="P6"/>
      <text:p text:style-name="P5"><text:span text:style-name="T2"><text:s text:c="2"/></text:span><text:span text:style-name="T6">app</text:span><text:span text:style-name="T2">:</text:span></text:p>
      <text:p text:style-name="P5"><text:span text:style-name="T2"><text:s text:c="4"/></text:span><text:span text:style-name="T6">image</text:span><text:span text:style-name="T2">: </text:span><text:span text:style-name="T5">mysql:latest</text:span></text:p>
      <text:p text:style-name="P5"><text:span text:style-name="T2"><text:s text:c="4"/></text:span><text:span text:style-name="T6">ports</text:span><text:span text:style-name="T2">:</text:span></text:p>
      <text:p text:style-name="P5"><text:span text:style-name="T2"><text:s text:c="6"/>- </text:span><text:span text:style-name="T5">"8080:8080"</text:span></text:p>
      <text:p text:style-name="P5"><text:span text:style-name="T2"><text:s text:c="4"/></text:span><text:span text:style-name="T6">environment</text:span><text:span text:style-name="T2">:</text:span></text:p>
      <text:p text:style-name="P5"><text:span text:style-name="T2"><text:s text:c="6"/></text:span><text:span text:style-name="T6">SPRING_DATASOURCE_URL</text:span><text:span text:style-name="T2">: </text:span><text:span text:style-name="T5">jdbc:mysql://db:3306/Student</text:span></text:p>
      <text:p text:style-name="P5"><text:span text:style-name="T2"><text:s text:c="6"/></text:span><text:span text:style-name="T6">SPRING_DATASOURCE_DRIVER_CLASS_NAME</text:span><text:span text:style-name="T2">: </text:span><text:span text:style-name="T5">com.mysql.cj.jdbc.Driver</text:span></text:p>
      <text:p text:style-name="P5"><text:span text:style-name="T2"><text:s text:c="6"/></text:span><text:span text:style-name="T6">SPRING_DATASOURCE_USERNAME</text:span><text:span text:style-name="T2">: </text:span><text:span text:style-name="T5">root</text:span></text:p>
      <text:p text:style-name="P5"><text:span text:style-name="T2"><text:s text:c="6"/></text:span><text:span text:style-name="T6">SPRING_DATASOURCE_PASSWORD</text:span><text:span text:style-name="T2">: </text:span><text:span text:style-name="T5">Shangi@123</text:span></text:p>
      <text:p text:style-name="P5"><text:span text:style-name="T2"><text:s text:c="4"/></text:span><text:span text:style-name="T6">depends_on</text:span><text:span text:style-name="T2">:</text:span></text:p>
      <text:p text:style-name="P5"><text:span text:style-name="T2"><text:s text:c="6"/>- </text:span><text:span text:style-name="T5">db</text:span></text:p>
      <text:p text:style-name="P5"><text:span text:style-name="T2"><text:s text:c="4"/></text:span><text:span text:style-name="T6">networks</text:span><text:span text:style-name="T2">:</text:span></text:p>
      <text:p text:style-name="P5"><text:span text:style-name="T2"><text:s text:c="6"/>- </text:span><text:span text:style-name="T5">default</text:span></text:p>
      <text:p text:style-name="P6"/>
      <text:p text:style-name="P5"><text:span text:style-name="T6">networks</text:span><text:span text:style-name="T2">:</text:span></text:p>
      <text:p text:style-name="P1"><text:span text:style-name="T2"><text:s text:c="2"/></text:span><text:span text:style-name="T6">default</text:span><text:span text:style-name="T2">:</text:span></text:p>
      <text:p text:style-name="P8"/>
      <text:p text:style-name="P8"/>
      <text:p text:style-name="P9">under the taget – jar files has to be created if not once update the project</text:p>
      <text:p text:style-name="P8"/>
      <text:p text:style-name="P8">On completeing this , click on prg9 – maven – clean and then maven install – build successfully should be displayed </text:p>
      <text:p text:style-name="P8"/>
      <text:p text:style-name="P8"/>
      <text:p text:style-name="P9">open the terminal </text:p>
      <text:p text:style-name="P9"/>
      <text:p text:style-name="P4">cd &lt;root dirctory&gt;</text:p>
      <text:p text:style-name="P4">docker-compose build</text:p>
      <text:p text:style-name="P4"><text:s/>docker-compose up -d</text:p>
      <text:p text:style-name="P1"><text:s/>docker ps</text:p>
      <text:p text:style-name="P1"/>
      <text:p text:style-name="P10">TO implement the menu driven program on the terminal</text:p>
      <text:p text:style-name="P10"/>
      <text:p text:style-name="P13">First, you need to build your Spring Boot application into a JAR file.</text:p>
      <text:list xml:id="list2652199886" text:style-name="L1">
        <text:list-item>
          <text:p text:style-name="P15">Open a terminal (or command prompt).</text:p>
        </text:list-item>
        <text:list-item>
          <text:p text:style-name="P15">Navigate to the root directory of your project.</text:p>
        </text:list-item>
        <text:list-item>
          <text:p text:style-name="P12">Run the following Maven commands:</text:p>
        </text:list-item>
      </text:list>
      <text:p text:style-name="P11"><text:soft-page-break/>mvn clean install</text:p>
      <text:p text:style-name="P11"/>
      <text:p text:style-name="P13">To execute the application and see the menu-driven interface in the terminal:</text:p>
      <text:list xml:id="list3808673240" text:style-name="L2">
        <text:list-item>
          <text:p text:style-name="P14">Navigate to the <text:span text:style-name="Source_20_Text">target</text:span> directory where the JAR file is located:</text:p>
        </text:list-item>
      </text:list>
      <text:p text:style-name="P11">cd target</text:p>
      <text:p text:style-name="P11"/>
      <text:p text:style-name="P11">Run the JAR file with the <text:span text:style-name="Source_20_Text">java -jar</text:span> command:</text:p>
      <text:p text:style-name="P11">java -jar prg9-0.0.1-SNAPSHOT.jar</text:p>
      <text:p text:style-name="P11"/>
      <text:p text:style-name="P1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4T03:04:23.623101793</meta:creation-date>
    <dc:date>2025-02-08T21:13:31.616354001</dc:date>
    <meta:editing-duration>PT8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03" meta:word-count="621" meta:character-count="6277" meta:non-whitespace-character-count="4688"/>
  </office:meta>
</office:document-meta>
</file>